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/>
    <style:font-face style:name="Futura" svg:font-family="Futura"/>
    <style:font-face style:name="Helvetica Neue" svg:font-family="'Helvetica Neue'"/>
    <style:font-face style:name="Liberation Serif" svg:font-family="'Liberation Serif'"/>
    <style:font-face style:name="Righteous" svg:font-family="Righteous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Black Ops One" svg:font-family="'Black Ops One'" style:font-pitch="variable"/>
    <style:font-face style:name="Righteous1" svg:font-family="Righteous" style:font-pitch="variable"/>
    <style:font-face style:name="Courier New1" svg:font-family="'Courier New'" style:font-family-generic="moder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cac" officeooo:paragraph-rsid="00145cac"/>
    </style:style>
    <style:style style:name="P2" style:family="paragraph" style:parent-style-name="Standard">
      <style:text-properties officeooo:rsid="00145cac" officeooo:paragraph-rsid="0014d8ba"/>
    </style:style>
    <style:style style:name="P3" style:family="paragraph" style:parent-style-name="Standard">
      <style:text-properties style:font-name="Righteous1" fo:font-size="20pt" officeooo:rsid="00145cac" officeooo:paragraph-rsid="00145cac"/>
    </style:style>
    <style:style style:name="P4" style:family="paragraph" style:parent-style-name="Standard">
      <style:text-properties style:font-name="Righteous1" fo:font-size="20pt" fo:font-weight="normal" officeooo:rsid="0014ed48" officeooo:paragraph-rsid="0014ed48" style:font-weight-asian="normal" style:font-weight-complex="normal"/>
    </style:style>
    <style:style style:name="P5" style:family="paragraph" style:parent-style-name="Standard">
      <style:text-properties style:font-name="Righteous1" fo:font-size="20pt" fo:font-weight="normal" officeooo:rsid="0019674d" officeooo:paragraph-rsid="0019674d" style:font-weight-asian="normal" style:font-weight-complex="normal"/>
    </style:style>
    <style:style style:name="P6" style:family="paragraph" style:parent-style-name="Standard">
      <style:text-properties officeooo:rsid="0014ed48" officeooo:paragraph-rsid="0014ed48"/>
    </style:style>
    <style:style style:name="P7" style:family="paragraph" style:parent-style-name="Standard">
      <style:text-properties officeooo:rsid="001690d4" officeooo:paragraph-rsid="001690d4"/>
    </style:style>
    <style:style style:name="P8" style:family="paragraph" style:parent-style-name="Standard">
      <style:text-properties fo:font-weight="bold" officeooo:rsid="0014ed48" officeooo:paragraph-rsid="0014ed48" style:font-weight-asian="bold" style:font-weight-complex="bold"/>
    </style:style>
    <style:style style:name="P9" style:family="paragraph" style:parent-style-name="Standard">
      <style:text-properties fo:font-weight="bold" officeooo:rsid="001690d4" officeooo:paragraph-rsid="001690d4" style:font-weight-asian="bold" style:font-weight-complex="bold"/>
    </style:style>
    <style:style style:name="P10" style:family="paragraph" style:parent-style-name="Standard">
      <style:text-properties fo:font-weight="bold" officeooo:rsid="00173443" officeooo:paragraph-rsid="00173443" style:font-weight-asian="bold" style:font-weight-complex="bold"/>
    </style:style>
    <style:style style:name="P11" style:family="paragraph" style:parent-style-name="Standard">
      <style:text-properties fo:font-weight="bold" officeooo:rsid="0019674d" officeooo:paragraph-rsid="0019674d" style:font-weight-asian="bold" style:font-weight-complex="bold"/>
    </style:style>
    <style:style style:name="P12" style:family="paragraph" style:parent-style-name="Standard">
      <style:text-properties officeooo:rsid="00173443" officeooo:paragraph-rsid="00173443"/>
    </style:style>
    <style:style style:name="P13" style:family="paragraph" style:parent-style-name="Standard">
      <style:text-properties officeooo:rsid="00173443" officeooo:paragraph-rsid="001d04ee"/>
    </style:style>
    <style:style style:name="P14" style:family="paragraph" style:parent-style-name="Standard">
      <style:text-properties officeooo:rsid="0019674d" officeooo:paragraph-rsid="0019674d"/>
    </style:style>
    <style:style style:name="P15" style:family="paragraph" style:parent-style-name="Standard">
      <style:text-properties style:text-underline-style="none" fo:font-weight="normal" officeooo:rsid="0019674d" officeooo:paragraph-rsid="0019674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b3b9a" officeooo:paragraph-rsid="001b3b9a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19674d" officeooo:paragraph-rsid="0019674d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4ed48" officeooo:paragraph-rsid="001b3b9a" style:font-weight-asian="bold" style:font-weight-complex="bold"/>
    </style:style>
    <style:style style:name="P19" style:family="paragraph" style:parent-style-name="Standard">
      <style:text-properties fo:font-weight="normal" officeooo:rsid="0014ed48" officeooo:paragraph-rsid="0014ed48" style:font-weight-asian="normal" style:font-weight-complex="normal"/>
    </style:style>
    <style:style style:name="P20" style:family="paragraph" style:parent-style-name="Standard">
      <style:text-properties fo:font-weight="normal" officeooo:rsid="00173443" officeooo:paragraph-rsid="001d04ee" style:font-weight-asian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9674d" officeooo:paragraph-rsid="0019674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b3b9a" officeooo:paragraph-rsid="001b3b9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Black Ops One" fo:font-style="normal" style:text-underline-style="none" fo:font-weight="bold" officeooo:rsid="001b3b9a" officeooo:paragraph-rsid="001b3b9a" style:font-style-asian="normal" style:font-weight-asian="bold" style:font-style-complex="normal" style:font-weight-complex="bold"/>
    </style:style>
    <style:style style:name="P24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style:font-name="Righteous" fo:font-size="36pt" fo:font-weight="normal" style:font-size-asian="36pt" style:font-weight-asian="normal" style:font-weight-complex="normal"/>
    </style:style>
    <style:style style:name="P25" style:family="paragraph" style:parent-style-name="Default">
      <style:paragraph-properties fo:margin-left="0in" fo:margin-right="0in" fo:margin-top="0in" fo:margin-bottom="0.0799in" loext:contextual-spacing="false" style:line-height-at-least="0.139in" fo:text-indent="0in" style:auto-text-indent="false"/>
      <style:text-properties style:font-name="Helvetica Neue" fo:font-size="18pt" fo:font-style="italic" style:font-size-asian="14pt" style:font-style-asian="italic" style:font-size-complex="12pt" style:font-style-complex="italic"/>
    </style:style>
    <style:style style:name="P26" style:family="paragraph" style:parent-style-name="Default">
      <style:paragraph-properties fo:margin-left="0in" fo:margin-right="0in" fo:margin-top="0in" fo:margin-bottom="0.0799in" loext:contextual-spacing="false" style:line-height-at-least="0.139in" fo:text-indent="0in" style:auto-text-indent="false"/>
      <style:text-properties style:font-name="Courier New" fo:font-size="16pt" fo:font-style="italic" fo:font-weight="bold" style:font-size-asian="14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3">
      <style:text-properties officeooo:rsid="0014d8ba" officeooo:paragraph-rsid="0014d8ba"/>
    </style:style>
    <style:style style:name="P28" style:family="paragraph" style:parent-style-name="Standard" style:list-style-name="L4">
      <style:text-properties officeooo:rsid="00145cac" officeooo:paragraph-rsid="00145cac"/>
    </style:style>
    <style:style style:name="P29" style:family="paragraph" style:parent-style-name="Standard" style:list-style-name="L4">
      <style:text-properties officeooo:rsid="0014ed48" officeooo:paragraph-rsid="0014ed48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8ba" style:font-weight-asian="bold" style:font-weight-complex="bold"/>
    </style:style>
    <style:style style:name="T3" style:family="text">
      <style:text-properties fo:font-weight="bold" officeooo:rsid="001690d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90d4" style:font-weight-asian="normal" style:font-weight-complex="normal"/>
    </style:style>
    <style:style style:name="T6" style:family="text">
      <style:text-properties fo:font-weight="normal" officeooo:rsid="0019674d" style:font-weight-asian="normal" style:font-weight-complex="normal"/>
    </style:style>
    <style:style style:name="T7" style:family="text">
      <style:text-properties fo:font-weight="normal" officeooo:rsid="001d04ee" style:font-weight-asian="normal" style:font-weight-complex="normal"/>
    </style:style>
    <style:style style:name="T8" style:family="text">
      <style:text-properties officeooo:rsid="0014d8b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d8ba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88f88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d8ba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Courier New1" fo:font-weight="bold" style:font-weight-asian="bold" style:font-weight-complex="bold"/>
    </style:style>
    <style:style style:name="T18" style:family="text">
      <style:text-properties style:font-name="Courier New1" fo:font-style="normal" style:font-style-asian="normal" style:font-style-complex="normal"/>
    </style:style>
    <style:style style:name="T19" style:family="text">
      <style:text-properties officeooo:rsid="00188f88"/>
    </style:style>
    <style:style style:name="T20" style:family="text">
      <style:text-properties style:font-name="Righteous1" fo:font-size="20pt" fo:font-style="normal" fo:font-weight="normal" officeooo:rsid="0019674d" style:font-style-asian="normal" style:font-weight-asian="normal" style:font-style-complex="normal" style:font-weight-complex="normal"/>
    </style:style>
    <style:style style:name="T21" style:family="text">
      <style:text-properties style:font-name="Righteous1" fo:font-size="20pt" fo:font-style="normal" fo:font-weight="normal" officeooo:rsid="001b3b9a" style:font-style-asian="normal" style:font-weight-asian="normal" style:font-style-complex="normal" style:font-weight-complex="normal"/>
    </style:style>
    <style:style style:name="T22" style:family="text">
      <style:text-properties fo:color="#0000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en Challenge!</text:p>
      <text:p text:style-name="P25">Today we are going to explore the pen tool. Explore the code and complete as many challenges as you can.</text:p>
      <text:p text:style-name="P26">Tags: art, functions, circles, shapes, geometry</text:p>
      <text:p text:style-name="P1"/>
      <text:p text:style-name="P3">Explore</text:p>
      <text:p text:style-name="P1"/>
      <text:p text:style-name="P2"><text:span text:style-name="T11">Start</text:span> by <text:span text:style-name="T10">remixing </text:span><text:span text:style-name="T14">the</text:span> <text:span text:style-name="T2">Pen Demo</text:span>. <text:span text:style-name="T8">Here's how:</text:span></text:p>
      <text:p text:style-name="P2"/>
      <text:list xml:id="list8731597986545892372" text:style-name="L3">
        <text:list-item>
          <text:p text:style-name="P27">Log into Scratch</text:p>
        </text:list-item>
        <text:list-item>
          <text:p text:style-name="P27">Type this URL into the web browser:<text:line-break/><text:a xlink:type="simple" xlink:href="http://bit.ly/pen-demo" text:style-name="Internet_20_link" text:visited-style-name="Visited_20_Internet_20_Link"><text:span text:style-name="T17">http://bit.ly/pen-demo</text:span></text:a></text:p>
        </text:list-item>
        <text:list-item>
          <text:p text:style-name="P27">Choose “Remix” from the project page</text:p>
        </text:list-item>
        <text:list-item>
          <text:p text:style-name="P27">Change the code as you — have fun!</text:p>
        </text:list-item>
      </text:list>
      <text:p text:style-name="P2"/>
      <text:p text:style-name="P2"><text:span text:style-name="T12">Explore</text:span><text:span text:style-name="T19"> the code. </text:span>What happens when you:</text:p>
      <text:p text:style-name="P1"/>
      <text:list xml:id="list1150038085338603312" text:style-name="L4">
        <text:list-item>
          <text:p text:style-name="P28">Change the pen color?</text:p>
        </text:list-item>
        <text:list-item>
          <text:p text:style-name="P28">Change the pen size?</text:p>
        </text:list-item>
        <text:list-item>
          <text:p text:style-name="P28">Change the <text:span text:style-name="T1">parameters</text:span><text:span text:style-name="T4"> of the custom blocks?</text:span></text:p>
        </text:list-item>
        <text:list-item>
          <text:p text:style-name="P29"><text:span text:style-name="T4">Stamp the </text:span><text:span text:style-name="T1">pen</text:span><text:span text:style-name="T4"> at different points in your drawings?</text:span></text:p>
        </text:list-item>
        <text:list-item>
          <text:p text:style-name="P29"><text:span text:style-name="T4">Use </text:span><text:span text:style-name="T1">random</text:span><text:span text:style-name="T4"> to set the pen color or pen size?</text:span></text:p>
        </text:list-item>
        <text:list-item>
          <text:p text:style-name="P29"><text:span text:style-name="T4">What happens when you </text:span><text:span text:style-name="T1">rotate</text:span><text:span text:style-name="T4"> the sprite before drawing shapes?</text:span></text:p>
        </text:list-item>
      </text:list>
      <text:p text:style-name="P19"/>
      <text:p text:style-name="P4">Level 1 Challenges</text:p>
      <text:p text:style-name="P19"/>
      <text:p text:style-name="P6"><text:span text:style-name="T4">Try some of these challenges to get your started. </text:span><text:span text:style-name="T6">For all of your code, make sure you put it in a custom block!</text:span></text:p>
      <text:p text:style-name="P19"/>
      <text:p text:style-name="P8">1. Make a design</text:p>
      <text:p text:style-name="P6"><text:span text:style-name="T4">Look at the code examples and change them to make your own design. Use </text:span><text:span text:style-name="T1">x </text:span><text:span text:style-name="T4">and </text:span><text:span text:style-name="T1">y </text:span><text:span text:style-name="T4">to move the pen to different </text:span><text:span text:style-name="T5">parts of the screen. Use </text:span><text:span text:style-name="T3">loops</text:span><text:span text:style-name="T5"> to make patterns.</text:span></text:p>
      <text:p text:style-name="P19"/>
      <text:p text:style-name="P9">2. Draw a house</text:p>
      <text:p text:style-name="P7"><text:span text:style-name="T4">Can you draw a house using the </text:span><text:span text:style-name="T1">square </text:span><text:span text:style-name="T4">and </text:span><text:span text:style-name="T1">triangle </text:span><text:span text:style-name="T4">custom </text:span><text:span text:style-name="T7">blocks?</text:span></text:p>
      <text:p text:style-name="P19"/>
      <text:p text:style-name="P10">3. Draw a snowman</text:p>
      <text:p text:style-name="P13">Can you draw a snowman using <text:span text:style-name="T1">circle </text:span><text:span text:style-name="T4">and the other </text:span></text:p>
      <text:p text:style-name="P20">custom blocks?</text:p>
      <text:p text:style-name="P12"><draw:frame text:anchor-type="paragraph" draw:z-index="0" draw:style-name="gr1" draw:text-style-name="P31" svg:width="1.8898in" svg:height="0.6114in" svg:x="5.1465in" svg:y="0.0654in"><draw:text-box><text:p text:style-name="P30"><text:span text:style-name="T1">https://zeroday.camp </text:span></text:p><text:p text:style-name="P30"><text:span text:style-name="T22">cc-by-sa</text:span></text:p></draw:text-box></draw:frame><text:span text:style-name="T4">Are you able to add buttons, a hat? </text:span><text:span text:style-name="T6">What else?</text:span></text:p>
      <text:p text:style-name="P5"><text:soft-page-break/>Level 2 Challenges</text:p>
      <text:p text:style-name="P14"/>
      <text:p text:style-name="P14">Already mastered the level 1 challenges? Ready for something tougher?</text:p>
      <text:p text:style-name="P14"/>
      <text:p text:style-name="P11">4. Draw your name with <text:span text:style-name="T15">pen</text:span></text:p>
      <text:p text:style-name="P15"><text:span text:style-name="T13">That's right...see if you can write your name using only the </text:span><text:span text:style-name="T16">pen</text:span><text:span text:style-name="T13"> tool and move blocks.</text:span></text:p>
      <text:p text:style-name="P21"/>
      <text:p text:style-name="P17"><text:span text:style-name="T13">5. Make a </text:span><text:span text:style-name="T15">rectangle</text:span><text:span text:style-name="T13"> custom block</text:span></text:p>
      <text:p text:style-name="P15"><text:span text:style-name="T13">Duplicate </text:span><text:span text:style-name="T16">square</text:span><text:span text:style-name="T13"> and see if you can change it so that it draws a rectangle. For your rectangle custom block you will need two </text:span><text:span text:style-name="T9">number inputs</text:span><text:span text:style-name="T13">, </text:span><text:span text:style-name="T18">length</text:span><text:span text:style-name="T13"> and </text:span><text:span text:style-name="T18">width</text:span><text:span text:style-name="T13">.</text:span></text:p>
      <text:p text:style-name="P21"/>
      <text:p text:style-name="P18"><text:span text:style-name="T20">Level </text:span><text:span text:style-name="T21">3</text:span><text:span text:style-name="T20"> Challenges</text:span></text:p>
      <text:p text:style-name="P22"/>
      <text:p text:style-name="P23">WARNING THIS IS HARD STUFF!</text:p>
      <text:p text:style-name="P21"/>
      <text:p text:style-name="P16"><text:span text:style-name="T13">6. Can you change </text:span><text:span text:style-name="T16">square</text:span><text:span text:style-name="T13"> so that it draws a hexagon (6-sided polygon), octagon, or other figure? Hint: remember that 360° are important to us.</text:span></text:p>
      <text:p text:style-name="P22"/>
      <text:p text:style-name="P22">7. Make a custom block that makes a colored square (red, blue, etc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/>
    <style:font-face style:name="Futura" svg:font-family="Futura"/>
    <style:font-face style:name="Helvetica Neue" svg:font-family="'Helvetica Neue'"/>
    <style:font-face style:name="Liberation Serif" svg:font-family="'Liberation Serif'"/>
    <style:font-face style:name="Righteous" svg:font-family="Righteous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Black Ops One" svg:font-family="'Black Ops One'" style:font-pitch="variable"/>
    <style:font-face style:name="Righteous1" svg:font-family="Righteous" style:font-pitch="variable"/>
    <style:font-face style:name="Courier New1" svg:font-family="'Courier New'" style:font-family-generic="moder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 Neue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utura" fo:font-family="Futura" fo:font-size="14pt" style:font-name-asian="SimSun" style:font-family-asian="SimSun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elvetica Neue" fo:font-family="'Helvetica Neue'"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 Neue" fo:font-family="'Helvetica Neue'"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fo:font-family="'Helvetica Neue'" style:font-size-asian="12pt" style:font-name-complex="Arial Unicode MS2" style:font-family-complex="'Arial Unicode MS'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4:32:32.924764460</meta:creation-date>
    <dc:date>2016-10-05T16:04:35.908831000</dc:date>
    <meta:editing-duration>PT51M19S</meta:editing-duration>
    <meta:editing-cycles>18</meta:editing-cycles>
    <meta:generator>LibreOffice/5.0.2.2$MacOSX_X86_64 LibreOffice_project/37b43f919e4de5eeaca9b9755ed688758a8251fe</meta:generator>
    <meta:document-statistic meta:table-count="0" meta:image-count="0" meta:object-count="0" meta:page-count="2" meta:paragraph-count="36" meta:word-count="342" meta:character-count="1807" meta:non-whitespace-character-count="1508"/>
  </office:meta>
</office:document-meta>
</file>